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8.145cm" loext:decorative="false"/>
      <style:paragraph-properties style:writing-mode="lr-tb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6.647cm" loext:decorative="false"/>
      <style:paragraph-properties style:writing-mode="lr-tb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0.85cm" fo:min-width="11.2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6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36cm" loext:decorative="false"/>
      <style:paragraph-properties style:writing-mode="lr-tb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1.55cm" fo:min-width="11.2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1cm" loext:decorative="false"/>
      <style:paragraph-properties style:writing-mode="lr-tb"/>
    </style:style>
    <style:style style:name="gr16" style:family="graphic" style:parent-style-name="standard">
      <style:graphic-properties draw:fill="solid" draw:fill-color="#eeeeee" draw:textarea-horizontal-align="justify" draw:textarea-vertical-align="middle" draw:auto-grow-height="false" fo:min-height="1.042cm" fo:min-width="4.852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05cm">
          <text:p text:style-name="P1"><text:span text:style-name="T1">н</text:span><text:span text:style-name="T1">а</text:span><text:span text:style-name="T1">ч</text:span><text:span text:style-name="T1">а</text:span><text:span text:style-name="T1">л</text:span><text:span text:style-name="T1">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99cm" svg:y1="1.691cm" svg:x2="6.299cm" svg:y2="2.676cm">
          <text:p/>
        </draw:line>
        <draw:line draw:style-name="gr2" draw:text-style-name="P3" draw:layer="layout" svg:x1="6.399cm" svg:y1="11.089cm" svg:x2="6.399cm" svg:y2="12.074cm">
          <text:p/>
        </draw:line>
        <draw:line draw:style-name="gr2" draw:text-style-name="P3" draw:layer="layout" svg:x1="6.299cm" svg:y1="14.316cm" svg:x2="6.299cm" svg:y2="15.301cm">
          <text:p/>
        </draw:line>
        <draw:polygon draw:style-name="gr3" draw:text-style-name="P5" draw:layer="layout" svg:width="8.34cm" svg:height="1.312cm" svg:x="2.1cm" svg:y="9.787cm" svg:viewBox="0 0 8341 1313" draw:points="1936,0 6696,0 6672,7 8341,438 8341,1313 0,1313 0,501">
          <text:p text:style-name="P4"><text:span text:style-name="T1">i&lt;count_x</text:span></text:p>
        </draw:polygon>
        <draw:line draw:style-name="gr2" draw:text-style-name="P3" draw:layer="layout" svg:x1="6.299cm" svg:y1="8.791cm" svg:x2="6.299cm" svg:y2="9.776cm">
          <text:p/>
        </draw:line>
        <draw:path draw:style-name="gr4" draw:text-style-name="P5" draw:layer="layout" svg:width="11.749cm" svg:height="2.349cm" svg:x="0.5cm" svg:y="12.1cm" svg:viewBox="0 0 11750 2350" svg:d="M0 2350v-2350h11750v2350zM653 81v2269zM11097 81v2269z">
          <text:p text:style-name="P4"><text:span text:style-name="T2">x:=input_value(</text:span><text:span text:style-name="T1">"input", "error", </text:span><text:span text:style-name="T1">true, 0.1, 1)</text:span></text:p>
          <text:p text:style-name="P4"><text:span text:style-name="T1">x_values[i]:=x</text:span></text:p>
          <text:p text:style-name="P4"><text:span text:style-name="T1">f_x_cmath[i]:=with_cmath(x)</text:span></text:p>
          <text:p text:style-name="P4"><text:span text:style-name="T1">f_x_decomposition[i]:=with_decom</text:span><text:span text:style-name="T1">position(x,n)</text:span></text:p>
        </draw:path>
        <draw:polygon draw:style-name="gr5" draw:text-style-name="P5" draw:layer="layout" svg:width="8.34cm" svg:height="1.312cm" draw:transform="rotate (-3.14159265358979) translate (10.591cm 18.8cm)" svg:viewBox="0 0 8341 1313" draw:points="1936,0 6696,0 6672,7 8341,438 8341,1313 0,1313 0,501">
          <text:p/>
        </draw:polygon>
        <draw:line draw:style-name="gr6" draw:text-style-name="P3" draw:layer="layout" svg:x1="10.548cm" svg:y1="17.737cm" svg:x2="13.501cm" svg:y2="17.737cm">
          <text:p/>
        </draw:line>
        <draw:line draw:style-name="gr6" draw:text-style-name="P3" draw:layer="layout" svg:x1="13.5cm" svg:y1="17.7cm" svg:x2="13.425cm" svg:y2="10.449cm">
          <text:p/>
        </draw:line>
        <draw:line draw:style-name="gr6" draw:text-style-name="P3" draw:layer="layout" svg:x1="12.75cm" svg:y1="2.6cm" svg:x2="12.75cm" svg:y2="5.85cm">
          <text:p/>
        </draw:line>
        <draw:line draw:style-name="gr6" draw:text-style-name="P3" draw:layer="layout" svg:x1="12.75cm" svg:y1="2.6cm" svg:x2="13.5cm" svg:y2="2.6cm">
          <text:p/>
        </draw:line>
        <draw:frame draw:style-name="gr7" draw:text-style-name="P6" draw:layer="layout" svg:width="8.645cm" svg:height="3.581cm" svg:x="12.5cm" svg:y="2.419cm">
          <draw:text-box>
            <text:p text:style-name="P4"><text:span text:style-name="T1">input_value("input", "error", true, 0)</text:span></text:p>
            <text:p text:style-name="P4"><text:span text:style-name="T2">"input</text:span><text:span text:style-name="T1">" — текст при вводе</text:span></text:p>
            <text:p text:style-name="P4"><text:span text:style-name="T2">"error</text:span><text:span text:style-name="T1">" — текст при ошибке ввода</text:span></text:p>
            <text:p text:style-name="P4"><text:span text:style-name="T1">cheking_interval = true — проверять</text:span></text:p>
            <text:p text:style-name="P4"><text:span text:style-name="T1">интервал</text:span></text:p>
            <text:p text:style-name="P4"><text:span text:style-name="T1">0 — нижняя граница интервала</text:span></text:p>
          </draw:text-box>
        </draw:frame>
        <draw:line draw:style-name="gr8" draw:text-style-name="P3" draw:layer="layout" svg:x1="13.4cm" svg:y1="10.45cm" svg:x2="10.4cm" svg:y2="10.45cm">
          <text:p/>
        </draw:line>
        <draw:path draw:style-name="gr4" draw:text-style-name="P7" draw:layer="layout" svg:width="11.749cm" svg:height="3.149cm" svg:x="0.5cm" svg:y="2.7cm" svg:viewBox="0 0 11750 3150" svg:d="M0 3150v-3150h11750v3150zM653 109v3041zM11097 109v3041z">
          <text:p text:style-name="P4"><text:span text:style-name="T1">n:=input_value("input", "error", true, 0)</text:span></text:p>
          <text:p text:style-name="P4"><text:span text:style-name="T2">count_x:=input_value(</text:span><text:span text:style-name="T1">"input", "error", true, 0)</text:span></text:p>
          <text:p text:style-name="P4"><text:span text:style-name="T1">x_values[count_x]</text:span></text:p>
          <text:p text:style-name="P4"><text:span text:style-name="T1">f_x_cmath[count_x]</text:span></text:p>
          <text:p text:style-name="P4"><text:span text:style-name="T1">f_x_decomposition[count_x]</text:span></text:p>
        </draw:path>
        <draw:line draw:style-name="gr6" draw:text-style-name="P3" draw:layer="layout" svg:x1="13.75cm" svg:y1="11.9cm" svg:x2="13.75cm" svg:y2="15.95cm">
          <text:p/>
        </draw:line>
        <draw:line draw:style-name="gr6" draw:text-style-name="P3" draw:layer="layout" svg:x1="13.75cm" svg:y1="11.85cm" svg:x2="14.5cm" svg:y2="11.85cm">
          <text:p/>
        </draw:line>
        <draw:frame draw:style-name="gr9" draw:text-style-name="P6" draw:layer="layout" svg:width="7.147cm" svg:height="4.136cm" svg:x="13.75cm" svg:y="11.914cm">
          <draw:text-box>
            <text:p><text:span text:style-name="T1">with_cmath(x) —вычисление </text:span></text:p>
            <text:p><text:span text:style-name="T1">f(x) с помощью библиотеки </text:span></text:p>
            <text:p><text:span text:style-name="T1">cmath</text:span></text:p>
            <text:p><text:span text:style-name="T1">with_decomposition(x, n) - </text:span></text:p>
            <text:p><text:span text:style-name="T1">вычисление f(x) с помощью</text:span></text:p>
            <text:p><text:span text:style-name="T1">разложения функций в ряд</text:span></text:p>
            <text:p><text:span text:style-name="T1">с количеством членов n</text:span></text:p>
          </draw:text-box>
        </draw:frame>
        <draw:line draw:style-name="gr6" draw:text-style-name="P3" draw:layer="layout" svg:x1="13.75cm" svg:y1="15.95cm" svg:x2="14.5cm" svg:y2="15.95cm">
          <text:p/>
        </draw:line>
        <draw:custom-shape draw:style-name="gr10" draw:text-style-name="P2" draw:layer="layout" svg:width="11.75cm" svg:height="1.1cm" svg:x="0.5cm" svg:y="15.35cm">
          <text:p text:style-name="P1"><text:span text:style-name="T1">i:=i+1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066cm" svg:height="0.806cm" svg:x="6.5cm" svg:y="11.144cm">
          <draw:text-box>
            <text:p><text:span text:style-name="T1">да</text:span></text:p>
          </draw:text-box>
        </draw:frame>
        <draw:line draw:style-name="gr2" draw:text-style-name="P3" draw:layer="layout" svg:x1="6.299cm" svg:y1="16.416cm" svg:x2="6.299cm" svg:y2="17.401cm">
          <text:p/>
        </draw:line>
        <draw:frame draw:style-name="gr12" draw:text-style-name="P8" draw:layer="layout" svg:width="2.636cm" svg:height="0.806cm" svg:x="5cm" svg:y="17.7cm">
          <draw:text-box>
            <text:p text:style-name="P4"><text:span text:style-name="T1">i&lt;count_x</text:span></text:p>
          </draw:text-box>
        </draw:frame>
        <draw:line draw:style-name="gr2" draw:text-style-name="P3" draw:layer="layout" svg:x1="6.299cm" svg:y1="18.816cm" svg:x2="6.299cm" svg:y2="19.801cm">
          <text:p/>
        </draw:line>
        <draw:line draw:style-name="gr2" draw:text-style-name="P3" draw:layer="layout" svg:x1="6.299cm" svg:y1="5.891cm" svg:x2="6.299cm" svg:y2="6.876cm">
          <text:p/>
        </draw:line>
        <draw:custom-shape draw:style-name="gr13" draw:text-style-name="P2" draw:layer="layout" svg:width="11.75cm" svg:height="1.8cm" svg:x="0.5cm" svg:y="6.95cm">
          <text:p text:style-name="P1"><text:span text:style-name="T1">i:=0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cm" svg:height="2cm" svg:x="5.3cm" svg:y="19.8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261cm" svg:height="0.806cm" svg:x="6.25cm" svg:y="18.944cm">
          <draw:text-box>
            <text:p><text:span text:style-name="T1">нет</text:span></text:p>
          </draw:text-box>
        </draw:frame>
        <draw:line draw:style-name="gr6" draw:text-style-name="P3" draw:layer="layout" svg:x1="12.747cm" svg:y1="5.8cm" svg:x2="13.504cm" svg:y2="5.8cm">
          <text:p/>
        </draw:line>
      </draw:page>
      <draw:page draw:name="page2" draw:style-name="dp1" draw:master-page-name="Default">
        <draw:line draw:style-name="gr2" draw:text-style-name="P3" draw:layer="layout" svg:x1="8.999cm" svg:y1="14.592cm" svg:x2="8.999cm" svg:y2="15.577cm">
          <text:p/>
        </draw:line>
        <draw:custom-shape draw:style-name="gr1" draw:text-style-name="P2" draw:layer="layout" svg:width="6.488cm" svg:height="1.64cm" svg:x="5.786cm" svg:y="15.652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8.5cm" svg:height="2.051cm" svg:x="4.95cm" svg:y="8.201cm">
          <text:p text:style-name="P9"><text:span text:style-name="T2">вывод(x_values[i],</text:span></text:p>
          <text:p text:style-name="P9"><text:span text:style-name="T2">f_x_cmath[i], f_x_decomposition[i]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2" draw:text-style-name="P3" draw:layer="layout" svg:x1="9.099cm" svg:y1="7.191cm" svg:x2="9.099cm" svg:y2="8.176cm">
          <text:p/>
        </draw:line>
        <draw:line draw:style-name="gr2" draw:text-style-name="P3" draw:layer="layout" svg:x1="8.999cm" svg:y1="10.218cm" svg:x2="8.999cm" svg:y2="11.203cm">
          <text:p/>
        </draw:line>
        <draw:polygon draw:style-name="gr3" draw:text-style-name="P5" draw:layer="layout" svg:width="8.34cm" svg:height="1.312cm" svg:x="4.8cm" svg:y="5.889cm" svg:viewBox="0 0 8341 1313" draw:points="1936,0 6696,0 6672,7 8341,438 8341,1313 0,1313 0,501">
          <text:p text:style-name="P4"><text:span text:style-name="T1">i&lt;count_x</text:span></text:p>
        </draw:polygon>
        <draw:polygon draw:style-name="gr5" draw:text-style-name="P5" draw:layer="layout" svg:width="8.34cm" svg:height="1.312cm" draw:transform="rotate (-3.14159265358979) translate (13.291cm 14.602cm)" svg:viewBox="0 0 8341 1313" draw:points="1936,0 6696,0 6672,7 8341,438 8341,1313 0,1313 0,501">
          <text:p/>
        </draw:polygon>
        <draw:line draw:style-name="gr6" draw:text-style-name="P3" draw:layer="layout" svg:x1="13.248cm" svg:y1="13.839cm" svg:x2="16.201cm" svg:y2="13.839cm">
          <text:p/>
        </draw:line>
        <draw:line draw:style-name="gr6" draw:text-style-name="P3" draw:layer="layout" svg:x1="16.2cm" svg:y1="13.802cm" svg:x2="16.125cm" svg:y2="6.551cm">
          <text:p/>
        </draw:line>
        <draw:line draw:style-name="gr8" draw:text-style-name="P3" draw:layer="layout" svg:x1="16.1cm" svg:y1="6.552cm" svg:x2="13.1cm" svg:y2="6.552cm">
          <text:p/>
        </draw:line>
        <draw:custom-shape draw:style-name="gr10" draw:text-style-name="P2" draw:layer="layout" svg:width="11.75cm" svg:height="1.1cm" svg:x="3.2cm" svg:y="11.252cm">
          <text:p text:style-name="P1"><text:span text:style-name="T1">i:=i+1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066cm" svg:height="0.806cm" svg:x="9.2cm" svg:y="7.246cm">
          <draw:text-box>
            <text:p><text:span text:style-name="T1">да</text:span></text:p>
          </draw:text-box>
        </draw:frame>
        <draw:line draw:style-name="gr2" draw:text-style-name="P3" draw:layer="layout" svg:x1="8.999cm" svg:y1="12.318cm" svg:x2="8.999cm" svg:y2="13.303cm">
          <text:p/>
        </draw:line>
        <draw:frame draw:style-name="gr12" draw:text-style-name="P8" draw:layer="layout" svg:width="2.636cm" svg:height="0.806cm" svg:x="7.7cm" svg:y="13.502cm">
          <draw:text-box>
            <text:p text:style-name="P4"><text:span text:style-name="T1">i&lt;count_x</text:span></text:p>
          </draw:text-box>
        </draw:frame>
        <draw:custom-shape draw:style-name="gr14" draw:text-style-name="P2" draw:layer="layout" svg:width="2cm" svg:height="2cm" svg:x="8.1cm" svg:y="0.7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99cm" svg:y1="4.891cm" svg:x2="9.099cm" svg:y2="5.876cm">
          <text:p/>
        </draw:line>
        <draw:frame draw:style-name="gr15" draw:text-style-name="P6" draw:layer="layout" svg:width="1.261cm" svg:height="0.806cm" svg:x="9.239cm" svg:y="14.694cm">
          <draw:text-box>
            <text:p><text:span text:style-name="T1">нет</text:span></text:p>
          </draw:text-box>
        </draw:frame>
        <draw:line draw:style-name="gr2" draw:text-style-name="P3" draw:layer="layout" svg:x1="9.099cm" svg:y1="2.691cm" svg:x2="9.099cm" svg:y2="3.676cm">
          <text:p/>
        </draw:line>
        <draw:custom-shape draw:style-name="gr10" draw:text-style-name="P2" draw:layer="layout" svg:width="11.75cm" svg:height="1.1cm" svg:x="3.2cm" svg:y="3.752cm">
          <text:p text:style-name="P1"><text:span text:style-name="T1">i:=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17T22:25:28.404832067</dc:date>
    <meta:editing-duration>PT1H1M8S</meta:editing-duration>
    <meta:editing-cycles>14</meta:editing-cycles>
    <meta:generator>LibreOffice/25.2.6.2$Linux_X86_64 LibreOffice_project/520$Build-2</meta:generator>
    <meta:document-statistic meta:object-count="48"/>
  </office:meta>
</office:document-meta>
</file>